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2a3" officeooo:paragraph-rsid="001c22a3"/>
    </style:style>
    <style:style style:name="P2" style:family="paragraph" style:parent-style-name="Standard">
      <style:text-properties officeooo:rsid="001c22a3" officeooo:paragraph-rsid="001d69c8"/>
    </style:style>
    <style:style style:name="P3" style:family="paragraph" style:parent-style-name="Standard">
      <style:text-properties fo:font-weight="bold" officeooo:rsid="001c22a3" officeooo:paragraph-rsid="001d69c8" style:font-weight-asian="bold" style:font-weight-complex="bold"/>
    </style:style>
    <style:style style:name="P4" style:family="paragraph" style:parent-style-name="Standard">
      <style:text-properties officeooo:rsid="001efd7c" officeooo:paragraph-rsid="001efd7c"/>
    </style:style>
    <style:style style:name="P5" style:family="paragraph" style:parent-style-name="Standard">
      <style:text-properties officeooo:rsid="00201b7b" officeooo:paragraph-rsid="00201b7b"/>
    </style:style>
    <style:style style:name="P6" style:family="paragraph" style:parent-style-name="Standard">
      <style:text-properties officeooo:rsid="001d69c8" officeooo:paragraph-rsid="001d69c8"/>
    </style:style>
    <style:style style:name="P7" style:family="paragraph" style:parent-style-name="Standard">
      <style:text-properties officeooo:rsid="001c22a3" officeooo:paragraph-rsid="001d69c8"/>
    </style:style>
    <style:style style:name="T1" style:family="text">
      <style:text-properties officeooo:rsid="001d69c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me nomme Sanogo Karidja, Je suis étudiante ivoirienne titulaire d’un baccalauréat série D basé notamment sur les mathématiques et physique chimie et actuellement inscrite en deuxième année de licence d’informatique , je me permets de vous contacter mon inscription en première année de licence(L1) de l’université de Caen ou vous êtes le/la responsable pédagogique,</text:p>
      <text:p text:style-name="P1"/>
      <text:p text:style-name="P1"/>
      <text:p text:style-name="P1"/>
      <text:p text:style-name="P1">Animé par le désir de toujours apprendre , j’ai nourri le projet de m’inscrire dans une un université internationale afin d’approfondir mes connaissances en math-info particulièrement en France, Mon choix s ‘est porté sur l’Université de Caen , Ce qui a le plus attirer mon attention c’est de voir que cette université dispose de la formation portant sur les mathématiques et l’informatique ,</text:p>
      <text:p text:style-name="P1"/>
      <text:p text:style-name="P1"/>
      <text:p text:style-name="P1"/>
      <text:p text:style-name="P1"/>
      <text:p text:style-name="P2">Pour cela , j ‘ai décider de m’inscrire en première année de licence d’informatique au sein de l’université de Caen pour poursuivre mes études , En plus de me permettre de me spécialiser en informatique , cette inscription me permettra de mieux m’imprégner d’une autre culture , de partager des moments d’intense réflexion avec des étudiants de divers horizons <text:span text:style-name="T1">afin de réaliser mon rêve le plus cher qui est de devenir une informaticienne aguerrit,</text:span></text:p>
      <text:p text:style-name="P2"/>
      <text:p text:style-name="P2"/>
      <text:p text:style-name="P6">Dans l’attente d’une suite que j’espère favorable , veuillez agréer Monsieur , Madame l’expression de mes sentiments sincères ,</text:p>
      <text:p text:style-name="P2"/>
      <text:p text:style-name="P2"><text:span text:style-name="T1">Mon projet licence informatique </text:span><text:s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16:10.191836662</meta:creation-date>
    <meta:editing-duration>PT44M52S</meta:editing-duration>
    <meta:editing-cycles>2</meta:editing-cycles>
    <meta:generator>LibreOffice/7.3.7.2$Linux_X86_64 LibreOffice_project/30$Build-2</meta:generator>
    <dc:date>2023-10-06T17:11:12.138950836</dc:date>
    <meta:document-statistic meta:table-count="0" meta:image-count="0" meta:object-count="0" meta:page-count="1" meta:paragraph-count="5" meta:word-count="215" meta:character-count="1368" meta:non-whitespace-character-count="1156"/>
  </office:meta>
</office:document-meta>
</file>